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5000001F8CB4A5EC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color="#800000" draw:fill="hatch" draw:fill-color="#000080" draw:fill-hatch-name="Red_20_Crossed_20_45_20_Degrees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80" draw:fill="hatch" draw:fill-hatch-name="Blue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svg:stroke-color="#800000" draw:fill="hatch" draw:fill-hatch-name="Red_20_Crossed_20_45_20_Degrees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9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Garuda" style:font-pitch="variable" fo:font-size="12pt" fo:font-weight="bold"/>
    </style:style>
    <style:style style:name="T1" style:family="text">
      <style:text-properties fo:font-family="Garuda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463cm" svg:height="17.999cm" svg:x="1.239cm" svg:y="5.918cm">
          <draw:image xlink:href="Pictures/1000000000000205000001F8CB4A5EC3.png" xlink:type="simple" xlink:show="embed" xlink:actuate="onLoad">
            <text:p/>
          </draw:image>
        </draw:frame>
        <draw:custom-shape draw:style-name="gr2" draw:text-style-name="P1" draw:layer="layout" svg:width="5.85cm" svg:height="5.1cm" svg:x="1.2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4cm" svg:height="2cm" svg:x="9cm" svg:y="13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5cm" svg:height="2.15cm" svg:x="12.45cm" svg:y="17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6" draw:layer="layout" svg:width="1.65cm" svg:height="2cm" svg:x="14.15cm" svg:y="1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1.15cm" svg:height="1.5cm" svg:x="18.55cm" svg:y="14.3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5cm" svg:height="1.072cm" svg:x="10.95cm" svg:y="5.128cm">
          <draw:text-box>
            <text:p text:style-name="P2"><text:span text:style-name="T1">IR2</text:span></text:p>
          </draw:text-box>
        </draw:frame>
        <draw:frame draw:style-name="gr5" draw:text-style-name="P2" draw:layer="layout" svg:width="1.65cm" svg:height="1.072cm" svg:x="1.7cm" svg:y="9.8cm">
          <draw:text-box>
            <text:p text:style-name="P2"><text:span text:style-name="T1">IR3</text:span></text:p>
          </draw:text-box>
        </draw:frame>
        <draw:frame draw:style-name="gr5" draw:text-style-name="P2" draw:layer="layout" svg:width="1.65cm" svg:height="1.072cm" svg:x="17.45cm" svg:y="8.65cm">
          <draw:text-box>
            <text:p text:style-name="P2"><text:span text:style-name="T1">IR0</text:span></text:p>
          </draw:text-box>
        </draw:frame>
        <draw:frame draw:style-name="gr5" draw:text-style-name="P2" draw:layer="layout" svg:width="1.65cm" svg:height="1.072cm" svg:x="19.25cm" svg:y="12.25cm">
          <draw:text-box>
            <text:p text:style-name="P2"><text:span text:style-name="T1">IR1</text:span></text:p>
          </draw:text-box>
        </draw:frame>
        <draw:frame draw:style-name="gr5" draw:text-style-name="P2" draw:layer="layout" svg:width="1.65cm" svg:height="1.072cm" svg:x="19.1cm" svg:y="17.028cm">
          <draw:text-box>
            <text:p text:style-name="P2"><text:span text:style-name="T1">IR4</text:span></text:p>
          </draw:text-box>
        </draw:frame>
        <draw:frame draw:style-name="gr5" draw:text-style-name="P2" draw:layer="layout" svg:width="1.65cm" svg:height="1.072cm" svg:x="17.35cm" svg:y="20.478cm">
          <draw:text-box>
            <text:p text:style-name="P2"><text:span text:style-name="T1">IR5</text:span></text:p>
          </draw:text-box>
        </draw:frame>
        <draw:frame draw:style-name="gr6" draw:text-style-name="P2" draw:layer="layout" svg:width="1.65cm" svg:height="1.072cm" svg:x="9.75cm" svg:y="23.778cm">
          <draw:text-box>
            <text:p text:style-name="P2"><text:span text:style-name="T1">IR6</text:span></text:p>
          </draw:text-box>
        </draw:frame>
        <draw:frame draw:style-name="gr5" draw:text-style-name="P2" draw:layer="layout" svg:width="1.65cm" svg:height="1.072cm" svg:x="1.7cm" svg:y="19.228cm">
          <draw:text-box>
            <text:p text:style-name="P2"><text:span text:style-name="T1">IR7</text:span></text:p>
          </draw:text-box>
        </draw:frame>
        <draw:frame draw:style-name="gr5" draw:text-style-name="P2" draw:layer="layout" svg:width="3.1cm" svg:height="1.072cm" svg:x="3.2cm" svg:y="12.7cm">
          <draw:text-box>
            <text:p text:style-name="P2"><text:span text:style-name="T1">SD Memory</text:span></text:p>
          </draw:text-box>
        </draw:frame>
        <draw:frame draw:style-name="gr7" draw:text-style-name="P2" draw:id="id1" draw:layer="layout" svg:width="3.65cm" svg:height="1.072cm" svg:x="6.9cm" svg:y="12.3cm">
          <draw:text-box>
            <text:p text:style-name="P2"><text:span text:style-name="T1">SDRAM Memory</text:span></text:p>
          </draw:text-box>
        </draw:frame>
        <draw:connector draw:style-name="gr8" draw:text-style-name="P1" draw:layer="layout" svg:x1="10.55cm" svg:y1="12.836cm" svg:x2="11cm" svg:y2="13.65cm" draw:start-shape="id1" draw:start-glue-point="1" draw:end-shape="id2" draw:end-glue-point="0">
          <text:p/>
        </draw:connector>
        <draw:frame draw:style-name="gr5" draw:text-style-name="P2" draw:id="id3" draw:layer="layout" svg:width="1.95cm" svg:height="1.072cm" svg:x="16.25cm" svg:y="14.278cm">
          <draw:text-box>
            <text:p text:style-name="P2"><text:span text:style-name="T1">Camera</text:span></text:p>
          </draw:text-box>
        </draw:frame>
        <draw:connector draw:style-name="gr9" draw:text-style-name="P1" draw:layer="layout" svg:x1="18.2cm" svg:y1="14.814cm" svg:x2="18.55cm" svg:y2="15.1cm" draw:start-shape="id3" draw:start-glue-point="1" draw:end-shape="id4" draw:end-glue-point="3">
          <text:p/>
        </draw:connector>
        <draw:frame draw:style-name="gr5" draw:text-style-name="P2" draw:id="id5" draw:layer="layout" svg:width="3.1cm" svg:height="1.072cm" svg:x="15.25cm" svg:y="23.15cm">
          <draw:text-box>
            <text:p text:style-name="P2"><text:span text:style-name="T1">Motors Driver</text:span></text:p>
          </draw:text-box>
        </draw:frame>
        <draw:connector draw:style-name="gr8" draw:text-style-name="P1" draw:layer="layout" svg:x1="16.8cm" svg:y1="23.15cm" svg:x2="14.975cm" svg:y2="19.6cm" draw:start-shape="id5" draw:start-glue-point="0" draw:end-shape="id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Carlos Camargo</meta:initial-creator>
    <meta:creation-date>2007-08-13T17:19:45</meta:creation-date>
    <dc:creator>Carlos Camargo</dc:creator>
    <dc:date>2007-08-13T17:37:57</dc:date>
    <dc:language>en-AU</dc:language>
    <meta:editing-cycles>2</meta:editing-cycles>
    <meta:editing-duration>PT18M13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